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Arial2" svg:font-family="Arial" style:font-pitch="variable"/>
    <style:font-face style:name="Calibri1" svg:font-family="Calibr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8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69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alibri" fo:font-size="60pt" fo:font-style="normal" fo:text-shadow="none" style:text-underline-style="none" fo:font-weight="normal" style:letter-kerning="true" fo:background-color="transparent" style:font-name-asian="Microsoft YaHei" style:font-size-asian="60pt" style:font-style-asian="normal" style:font-weight-asian="normal" style:font-name-complex="Lucida Sans" style:font-size-complex="6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60pt" fo:letter-spacing="normal" fo:font-style="normal" fo:text-shadow="none" style:text-underline-style="none" fo:font-weight="normal" style:letter-kerning="true" fo:background-color="transparent" style:font-name-asian="Microsoft YaHei" style:font-size-asian="60pt" style:font-style-asian="normal" style:font-weight-asian="normal" style:font-name-complex="Lucida Sans" style:font-size-complex="6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8cm" svg:height="3.582cm" svg:x="0cm" svg:y="3.724cm" presentation:class="title" presentation:user-transformed="true">
          <draw:text-box>
            <text:p><text:span text:style-name="T1">Cuan hermos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8cm" svg:height="15.69cm" svg:x="0cm" svg:y="0.06cm" presentation:class="title" presentation:user-transformed="true">
          <draw:text-box>
            <text:p><text:span text:style-name="T2">Cuan hermoso </text:span><text:span text:style-name="T2"><text:line-break/></text:span><text:span text:style-name="T2">Eres Jesús</text:span><text:span text:style-name="T2"><text:line-break/></text:span><text:span text:style-name="T2">Son Tus Palabras </text:span><text:span text:style-name="T2"><text:line-break/></text:span><text:span text:style-name="T2">Es Tu Am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8cm" svg:height="15.69cm" svg:x="0cm" svg:y="0.06cm" presentation:class="title" presentation:user-transformed="true">
          <draw:text-box>
            <text:p><text:span text:style-name="T2">Cuan Glorioso</text:span><text:span text:style-name="T2"><text:line-break/></text:span><text:span text:style-name="T2">Eres Jesús </text:span><text:span text:style-name="T2"><text:line-break/></text:span><text:span text:style-name="T2">Es Tu Poder</text:span><text:span text:style-name="T2"><text:line-break/></text:span><text:span text:style-name="T2">Fue Tu Cruz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8cm" svg:height="15.69cm" svg:x="0cm" svg:y="0.06cm" presentation:class="title" presentation:user-transformed="true">
          <draw:text-box>
            <text:p><text:span text:style-name="T3">La que me salvó </text:span><text:span text:style-name="T3"><text:line-break/></text:span><text:span text:style-name="T3">Me rescató </text:span><text:span text:style-name="T3"><text:line-break/></text:span><text:span text:style-name="T3">Un momento ahí </text:span><text:span text:style-name="T3"><text:line-break/></text:span><text:span text:style-name="T3">Nos dio liberta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8cm" svg:height="15.69cm" svg:x="0cm" svg:y="0.06cm" presentation:class="title" presentation:user-transformed="true">
          <draw:text-box>
            <text:p><text:span text:style-name="T3">//Te doy gloria, gloria </text:span><text:span text:style-name="T3"><text:line-break/></text:span><text:span text:style-name="T3">Te doy gloria, gloria </text:span><text:span text:style-name="T3"><text:line-break/></text:span><text:span text:style-name="T3">Te doy gloria, gloria </text:span><text:span text:style-name="T3"><text:line-break/></text:span><text:span text:style-name="T3">A ti, Jesús/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8cm" svg:height="15.69cm" svg:x="0cm" svg:y="0.06cm" presentation:class="title" presentation:user-transformed="true">
          <draw:text-box>
            <text:p><text:span text:style-name="T3">Con una corona</text:span><text:span text:style-name="T3"><text:line-break/></text:span><text:span text:style-name="T3">De espinos</text:span><text:span text:style-name="T3"><text:line-break/></text:span><text:span text:style-name="T3">Te hiciste rey</text:span><text:span text:style-name="T3"><text:line-break/></text:span><text:span text:style-name="T3">Por siemp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Arial2" svg:font-family="Arial" style:font-pitch="variable"/>
    <style:font-face style:name="Calibri1" svg:font-family="Calibr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31T18:45:34.973000000</meta:creation-date>
    <dc:date>2023-02-16T19:15:29.596000000</dc:date>
    <meta:editing-duration>PT1H49M4S</meta:editing-duration>
    <meta:editing-cycles>3</meta:editing-cycles>
    <meta:generator>Real_Office/6.2.3.2$Windows_x86 LibreOffice_project/b40a93cffb3080b9876e40c60e03703e9bd35612</meta:generator>
    <meta:document-statistic meta:object-count="39"/>
  </office:meta>
</office:document-meta>
</file>